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subtitle">
      <style:graphic-properties draw:fill-color="#ffffff" fo:min-height="12.263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  <text:p/>
            <text:p><text:span text:style-name="T1">$ git clone https://github.com/davidam/python-examples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: Summary</text:p>
          </draw:text-box>
        </draw:frame>
        <draw:frame presentation:style-name="pr4" draw:text-style-name="P1" draw:layer="layout" svg:width="25.199cm" svg:height="12.263cm" svg:x="1.4cm" svg:y="4.872cm" presentation:class="subtitle" presentation:user-transformed="true">
          <draw:text-box>
            <text:p>Sentiment analysis</text:p>
            <text:p>Detect gender</text:p>
            <text:p>Sentence Similarity</text:p>
            <text:p>Text Summary</text:p>
            <text:p>Classify Documents</text:p>
            <text:p>Manage words: </text:p>
            <text:p><text:span text:style-name="T2">singulars/plurals, dict entries, stopwords</text:span></text:p>
            <text:p>Gramatical trees</text:p>
            <text:p>Extract keywords</text:p>
            <text:p>Disambigu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iment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ence similar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2" draw:layer="layout" svg:width="24.4cm" svg:height="12.486cm" svg:x="2.2cm" svg:y="4.914cm">
          <draw:text-box>
            <text:p>$ python3 sentence-similarity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Newsgroup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sklearn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re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I can build a gramatic or semantic tree from a sentence</text:p>
                <text:p text:style-name="P3">$ python3 semantic-tree.py</text:p>
                <text:p text:style-name="P3">I can generate sentences from a gramatic</text:p>
                <text:p text:style-name="P3">$ python3 howtos/generate.py</text:p>
                <text:p text:style-name="P3">I can visualize a gramatic</text:p>
                <text:p text:style-name="P3">$ python3 parse-tree.py</text:p>
                <text:p text:style-name="P3">I can obtain bigrams, trigrams or ngrams</text:p>
              </text:list-header>
              <text:list-item>
                <text:p text:style-name="P3">$ python3 bigrams-trigrams.py</text:p>
                <text:p text:style-name="P3">I can print a tree from sintactic pairs</text:p>
                <text:p text:style-name="P3">$ python3 code-chinker.py</text:p>
                <text:p text:style-name="P3">I can build sintactic pairs from a sentence and print a tree</text:p>
                <text:p text:style-name="P3">$ python3 tokenizeandtag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Keywords: rake algorith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rak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Bag of Wor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bag-of-words.py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Disambig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$ python test_all_words_wsd.py</text:p>
                <text:p text:style-name="P3">$ python test_wsd.py</text:p>
                <text:p text:style-name="P3"/>
                <text:p text:style-name="P3"><text:span text:style-name="T4">Remember synset</text:span></text:p>
                <text:p text:style-name="P3">$ python3 wordnet-example.py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$ python3 perceval_git_counter_sexmachine.py</text:p>
                <text:p text:style-name="P4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 Python and Libremanual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El Tutorial de Python</text:p>
                <text:p text:style-name="P4">por Guido Van Rossum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6-03T13:27:16.016755712</dc:date>
    <meta:editing-duration>PT15H39M15S</meta:editing-duration>
    <meta:editing-cycles>20</meta:editing-cycles>
    <meta:generator>LibreOffice/5.1.2.2$Linux_X86_64 LibreOffice_project/10m0$Build-2</meta:generator>
    <meta:document-statistic meta:object-count="99"/>
  </office:meta>
</office:document-meta>
</file>